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5, 2022 (09: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https://github.com/jweeks2023/csci-1301.github.io/files/8249198/GradeCalculator.zip" office:name=""><text:span text:style-name="Definition">GradeCalculator.zip</text:span></text:a> .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28Z</meta:creation-date>
    <dc:date>2022-03-15T13:23:28Z</dc:date>
    <meta:user-defined meta:name="date" meta:value-type="string">March  15, 2022 (09: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